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42.69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48.1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37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outline="false" style:text-line-through-style="none" style:text-line-through-type="none" style:font-name="Segoe U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normal" style:font-name-complex="Segoe UI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2f7fb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4C2" table:style-name="ta1">
        <table:shapes>
          <draw:frame draw:z-index="0" draw:style-name="gr1" draw:text-style-name="P1" svg:width="707.9pt" svg:height="480.39pt" svg:x="195.11pt" svg:y="3pt">
            <draw:object draw:notify-on-update-of-ranges="L4C2.A1:L4C2.A1 L4C2.A2:L4C2.A8 L4C2.C1:L4C2.C1 L4C2.C2:L4C2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Percentage</text:p>
          </table:table-cell>
        </table:table-row>
        <table:table-row table:style-name="ro2">
          <table:table-cell office:value-type="string" calcext:value-type="string">
            <text:p>Very great deal</text:p>
          </table:table-cell>
          <table:table-cell office:value-type="float" office:value="7280" calcext:value-type="float">
            <text:p>7280</text:p>
          </table:table-cell>
          <table:table-cell table:formula="of:=[.B2]/[.$B$9]" office:value-type="percentage" office:value="0.301724137931034" calcext:value-type="percentage">
            <text:p>30.17%</text:p>
          </table:table-cell>
        </table:table-row>
        <table:table-row table:style-name="ro1">
          <table:table-cell office:value-type="string" calcext:value-type="string">
            <text:p>Great deal</text:p>
          </table:table-cell>
          <table:table-cell office:value-type="float" office:value="9531" calcext:value-type="float">
            <text:p>9531</text:p>
          </table:table-cell>
          <table:table-cell table:formula="of:=[.B3]/[.$B$9]" office:value-type="percentage" office:value="0.395018236074271" calcext:value-type="percentage">
            <text:p>39.50%</text:p>
          </table:table-cell>
        </table:table-row>
        <table:table-row table:style-name="ro1">
          <table:table-cell office:value-type="string" calcext:value-type="string">
            <text:p>Quite a bit</text:p>
          </table:table-cell>
          <table:table-cell office:value-type="float" office:value="3662" calcext:value-type="float">
            <text:p>3662</text:p>
          </table:table-cell>
          <table:table-cell table:formula="of:=[.B4]/[.$B$9]" office:value-type="percentage" office:value="0.151773872679045" calcext:value-type="percentage">
            <text:p>15.18%</text:p>
          </table:table-cell>
        </table:table-row>
        <table:table-row table:style-name="ro1">
          <table:table-cell office:value-type="string" calcext:value-type="string">
            <text:p>A fair amount</text:p>
          </table:table-cell>
          <table:table-cell office:value-type="float" office:value="2277" calcext:value-type="float">
            <text:p>2277</text:p>
          </table:table-cell>
          <table:table-cell table:formula="of:=[.B5]/[.$B$9]" office:value-type="percentage" office:value="0.0943716843501326" calcext:value-type="percentage">
            <text:p>9.44%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float" office:value="729" calcext:value-type="float">
            <text:p>729</text:p>
          </table:table-cell>
          <table:table-cell table:formula="of:=[.B6]/[.$B$9]" office:value-type="percentage" office:value="0.0302138594164456" calcext:value-type="percentage">
            <text:p>3.02%</text:p>
          </table:table-cell>
        </table:table-row>
        <table:table-row table:style-name="ro1">
          <table:table-cell office:value-type="string" calcext:value-type="string">
            <text:p>A little</text:p>
          </table:table-cell>
          <table:table-cell office:value-type="float" office:value="482" calcext:value-type="float">
            <text:p>482</text:p>
          </table:table-cell>
          <table:table-cell table:formula="of:=[.B7]/[.$B$9]" office:value-type="percentage" office:value="0.0199767904509284" calcext:value-type="percentage">
            <text:p>2.00%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167" calcext:value-type="float">
            <text:p>167</text:p>
          </table:table-cell>
          <table:table-cell table:formula="of:=[.B8]/[.$B$9]" office:value-type="percentage" office:value="0.00692141909814324" calcext:value-type="percentage">
            <text:p>0.69%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24128" calcext:value-type="float">
            <text:p>24128</text:p>
          </table:table-cell>
          <table:table-cell/>
        </table:table-row>
      </table:table>
      <table:table table:name="L4C3" table:style-name="ta1">
        <table:shapes>
          <draw:frame draw:z-index="0" draw:style-name="gr1" draw:text-style-name="P1" svg:width="453.46pt" svg:height="255.23pt" svg:x="257.56pt" svg:y="227.4pt">
            <draw:object draw:notify-on-update-of-ranges="L4C3.A19:L4C3.A19 L4C3.A20:L4C3.A33 L4C3.B19:L4C3.B19 L4C3.B20:L4C3.B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49pt" svg:height="255.23pt" svg:x="359.01pt" svg:y="505.22pt">
            <draw:object draw:notify-on-update-of-ranges="L4C3.A35:L4C3.A35 L4C3.A36:L4C3.A49 L4C3.D35:L4C3.D35 L4C3.D36:L4C3.D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1" table:default-cell-style-name="Default"/>
        <table:table-row table:style-name="ro3">
          <table:table-cell table:style-name="ce1" office:value-type="string" calcext:value-type="string">
            <text:p>Mountain</text:p>
          </table:table-cell>
          <table:table-cell table:style-name="ce1" office:value-type="string" calcext:value-type="string">
            <text:p>Total Ascents</text:p>
          </table:table-cell>
          <table:table-cell table:style-name="ce1" office:value-type="string" calcext:value-type="string">
            <text:p>Total Fatalities</text:p>
          </table:table-cell>
          <table:table-cell table:style-name="ce1" office:value-type="string" calcext:value-type="string">
            <text:p>Fatality Rate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284" calcext:value-type="float">
            <text:p>284</text:p>
          </table:table-cell>
          <table:table-cell office:value-type="float" office:value="66" calcext:value-type="float">
            <text:p>66</text:p>
          </table:table-cell>
          <table:table-cell table:style-name="ce5"/>
        </table:table-row>
        <table:table-row table:style-name="ro1">
          <table:table-cell office:value-type="string" calcext:value-type="string">
            <text:p>Annapurna I</text:p>
          </table:table-cell>
          <table:table-cell office:value-type="float" office:value="153" calcext:value-type="float">
            <text:p>153</text:p>
          </table:table-cell>
          <table:table-cell office:value-type="float" office:value="58" calcext:value-type="float">
            <text:p>58</text:p>
          </table:table-cell>
          <table:table-cell table:style-name="ce5"/>
        </table:table-row>
        <table:table-row table:style-name="ro1">
          <table:table-cell office:value-type="string" calcext:value-type="string">
            <text:p>Makalu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table:style-name="ce5"/>
        </table:table-row>
        <table:table-row table:style-name="ro3">
          <table:table-cell office:value-type="string" calcext:value-type="string">
            <text:p>Kangchenjunga</text:p>
          </table:table-cell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table:style-name="ce5"/>
        </table:table-row>
        <table:table-row table:style-name="ro1">
          <table:table-cell office:value-type="string" calcext:value-type="string">
            <text:p>Gasherbrum I</text:p>
          </table:table-cell>
          <table:table-cell office:value-type="float" office:value="265" calcext:value-type="float">
            <text:p>265</text:p>
          </table:table-cell>
          <table:table-cell office:value-type="float" office:value="25" calcext:value-type="float">
            <text:p>25</text:p>
          </table:table-cell>
          <table:table-cell table:style-name="ce5"/>
        </table:table-row>
        <table:table-row table:style-name="ro1">
          <table:table-cell office:value-type="string" calcext:value-type="string">
            <text:p>Nanga Parbat</text:p>
          </table:table-cell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table:style-name="ce5"/>
        </table:table-row>
        <table:table-row table:style-name="ro1">
          <table:table-cell office:value-type="string" calcext:value-type="string">
            <text:p>Everest</text:p>
          </table:table-cell>
          <table:table-cell office:value-type="float" office:value="3684" calcext:value-type="float">
            <text:p>3684</text:p>
          </table:table-cell>
          <table:table-cell office:value-type="float" office:value="210" calcext:value-type="float">
            <text:p>210</text:p>
          </table:table-cell>
          <table:table-cell table:style-name="ce5"/>
        </table:table-row>
        <table:table-row table:style-name="ro1">
          <table:table-cell office:value-type="string" calcext:value-type="string">
            <text:p>Dhaulagiri I</text:p>
          </table:table-cell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table:style-name="ce5"/>
        </table:table-row>
        <table:table-row table:style-name="ro1">
          <table:table-cell office:value-type="string" calcext:value-type="string">
            <text:p>Broad Peak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table:style-name="ce5"/>
        </table:table-row>
        <table:table-row table:style-name="ro1">
          <table:table-cell office:value-type="string" calcext:value-type="string">
            <text:p>Manaslu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table:style-name="ce5"/>
        </table:table-row>
        <table:table-row table:style-name="ro3">
          <table:table-cell office:value-type="string" calcext:value-type="string">
            <text:p>Shisha Pangma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table:style-name="ce5"/>
        </table:table-row>
        <table:table-row table:style-name="ro1">
          <table:table-cell office:value-type="string" calcext:value-type="string">
            <text:p>Lhotse</text:p>
          </table:table-cell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table:style-name="ce5"/>
        </table:table-row>
        <table:table-row table:style-name="ro1">
          <table:table-cell office:value-type="string" calcext:value-type="string">
            <text:p>Gasherbrum II</text:p>
          </table:table-cell>
          <table:table-cell office:value-type="float" office:value="836" calcext:value-type="float">
            <text:p>836</text:p>
          </table:table-cell>
          <table:table-cell office:value-type="float" office:value="19" calcext:value-type="float">
            <text:p>19</text:p>
          </table:table-cell>
          <table:table-cell table:style-name="ce5"/>
        </table:table-row>
        <table:table-row table:style-name="ro1">
          <table:table-cell office:value-type="string" calcext:value-type="string">
            <text:p>Cho Oyu</text:p>
          </table:table-cell>
          <table:table-cell office:value-type="float" office:value="2668" calcext:value-type="float">
            <text:p>2668</text:p>
          </table:table-cell>
          <table:table-cell office:value-type="float" office:value="39" calcext:value-type="float">
            <text:p>39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10229" calcext:value-type="float">
            <text:p>10229</text:p>
          </table:table-cell>
          <table:table-cell table:style-name="ce3" office:value-type="float" office:value="711" calcext:value-type="float">
            <text:p>711</text:p>
          </table:table-cell>
          <table:table-cell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3">
          <table:table-cell table:style-name="ce1" office:value-type="string" calcext:value-type="string">
            <text:p>Mountain</text:p>
          </table:table-cell>
          <table:table-cell table:style-name="ce1" office:value-type="string" calcext:value-type="string">
            <text:p>Total Fatalitie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nnapurna I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kalu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Kangchenjunga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sherbrum I</text:p>
          </table:table-cell>
          <table:table-cell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Nanga Parbat</text:p>
          </table:table-cell>
          <table:table-cell office:value-type="float" office:value="64" calcext:value-type="float">
            <text:p>64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Everest</text:p>
          </table:table-cell>
          <table:table-cell office:value-type="float" office:value="210" calcext:value-type="float">
            <text:p>21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Dhaulagiri I</text:p>
          </table:table-cell>
          <table:table-cell office:value-type="float" office:value="58" calcext:value-type="float">
            <text:p>5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Broad Peak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Manaslu</text:p>
          </table:table-cell>
          <table:table-cell office:value-type="float" office:value="53" calcext:value-type="float">
            <text:p>53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Shisha Pangma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Lhotse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Gasherbrum II</text:p>
          </table:table-cell>
          <table:table-cell office:value-type="float" office:value="19" calcext:value-type="float">
            <text:p>19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ho Oyu</text:p>
          </table:table-cell>
          <table:table-cell office:value-type="float" office:value="39" calcext:value-type="float">
            <text:p>39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711" calcext:value-type="float">
            <text:p>711</text:p>
          </table:table-cell>
          <table:table-cell table:style-name="Default"/>
          <table:table-cell/>
        </table:table-row>
        <table:table-row table:style-name="ro3">
          <table:table-cell table:style-name="ce1" office:value-type="string" calcext:value-type="string">
            <text:p>Mountain</text:p>
          </table:table-cell>
          <table:table-cell table:style-name="ce1" office:value-type="string" calcext:value-type="string">
            <text:p>Total Ascents</text:p>
          </table:table-cell>
          <table:table-cell table:style-name="ce1" office:value-type="string" calcext:value-type="string">
            <text:p>Total Fatalities</text:p>
          </table:table-cell>
          <table:table-cell table:style-name="ce1" office:value-type="string" calcext:value-type="string">
            <text:p>Fatality Rate</text:p>
          </table:table-cell>
        </table:table-row>
        <table:table-row table:style-name="ro1">
          <table:table-cell office:value-type="string" calcext:value-type="string">
            <text:p>Annapurna I</text:p>
          </table:table-cell>
          <table:table-cell office:value-type="float" office:value="153" calcext:value-type="float">
            <text:p>153</text:p>
          </table:table-cell>
          <table:table-cell office:value-type="float" office:value="58" calcext:value-type="float">
            <text:p>58</text:p>
          </table:table-cell>
          <table:table-cell table:style-name="ce4" table:formula="of:=[.C36]/[.B36]" office:value-type="percentage" office:value="0.379084967320261" calcext:value-type="percentage">
            <text:p>37.91%</text:p>
          </table:table-cell>
        </table:table-row>
        <table:table-row table:style-name="ro1">
          <table:table-cell office:value-type="string" calcext:value-type="string">
            <text:p>K2</text:p>
          </table:table-cell>
          <table:table-cell office:value-type="float" office:value="284" calcext:value-type="float">
            <text:p>284</text:p>
          </table:table-cell>
          <table:table-cell office:value-type="float" office:value="66" calcext:value-type="float">
            <text:p>66</text:p>
          </table:table-cell>
          <table:table-cell table:style-name="ce4" table:formula="of:=[.C37]/[.B37]" office:value-type="percentage" office:value="0.232394366197183" calcext:value-type="percentage">
            <text:p>23.24%</text:p>
          </table:table-cell>
        </table:table-row>
        <table:table-row table:style-name="ro1">
          <table:table-cell office:value-type="string" calcext:value-type="string">
            <text:p>Nanga Parbat</text:p>
          </table:table-cell>
          <table:table-cell office:value-type="float" office:value="287" calcext:value-type="float">
            <text:p>287</text:p>
          </table:table-cell>
          <table:table-cell office:value-type="float" office:value="64" calcext:value-type="float">
            <text:p>64</text:p>
          </table:table-cell>
          <table:table-cell table:style-name="ce4" table:formula="of:=[.C38]/[.B38]" office:value-type="percentage" office:value="0.222996515679442" calcext:value-type="percentage">
            <text:p>22.30%</text:p>
          </table:table-cell>
        </table:table-row>
        <table:table-row table:style-name="ro3">
          <table:table-cell office:value-type="string" calcext:value-type="string">
            <text:p>Kangchenjunga</text:p>
          </table:table-cell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table:style-name="ce4" table:formula="of:=[.C39]/[.B39]" office:value-type="percentage" office:value="0.191387559808612" calcext:value-type="percentage">
            <text:p>19.14%</text:p>
          </table:table-cell>
        </table:table-row>
        <table:table-row table:style-name="ro1">
          <table:table-cell office:value-type="string" calcext:value-type="string">
            <text:p>Manaslu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table:style-name="ce4" table:formula="of:=[.C40]/[.B40]" office:value-type="percentage" office:value="0.178451178451178" calcext:value-type="percentage">
            <text:p>17.85%</text:p>
          </table:table-cell>
        </table:table-row>
        <table:table-row table:style-name="ro1">
          <table:table-cell office:value-type="string" calcext:value-type="string">
            <text:p>Dhaulagiri I</text:p>
          </table:table-cell>
          <table:table-cell office:value-type="float" office:value="358" calcext:value-type="float">
            <text:p>358</text:p>
          </table:table-cell>
          <table:table-cell office:value-type="float" office:value="58" calcext:value-type="float">
            <text:p>58</text:p>
          </table:table-cell>
          <table:table-cell table:style-name="ce4" table:formula="of:=[.C41]/[.B41]" office:value-type="percentage" office:value="0.162011173184358" calcext:value-type="percentage">
            <text:p>16.20%</text:p>
          </table:table-cell>
        </table:table-row>
        <table:table-row table:style-name="ro1">
          <table:table-cell office:value-type="string" calcext:value-type="string">
            <text:p>Makalu</text:p>
          </table:table-cell>
          <table:table-cell office:value-type="float" office:value="234" calcext:value-type="float">
            <text:p>234</text:p>
          </table:table-cell>
          <table:table-cell office:value-type="float" office:value="26" calcext:value-type="float">
            <text:p>26</text:p>
          </table:table-cell>
          <table:table-cell table:style-name="ce4" table:formula="of:=[.C42]/[.B42]" office:value-type="percentage" office:value="0.111111111111111" calcext:value-type="percentage">
            <text:p>11.11%</text:p>
          </table:table-cell>
        </table:table-row>
        <table:table-row table:style-name="ro1">
          <table:table-cell office:value-type="string" calcext:value-type="string">
            <text:p>Gasherbrum I</text:p>
          </table:table-cell>
          <table:table-cell office:value-type="float" office:value="265" calcext:value-type="float">
            <text:p>265</text:p>
          </table:table-cell>
          <table:table-cell office:value-type="float" office:value="25" calcext:value-type="float">
            <text:p>25</text:p>
          </table:table-cell>
          <table:table-cell table:style-name="ce4" table:formula="of:=[.C43]/[.B43]" office:value-type="percentage" office:value="0.0943396226415094" calcext:value-type="percentage">
            <text:p>9.43%</text:p>
          </table:table-cell>
        </table:table-row>
        <table:table-row table:style-name="ro3">
          <table:table-cell office:value-type="string" calcext:value-type="string">
            <text:p>Shisha Pangma</text:p>
          </table:table-cell>
          <table:table-cell office:value-type="float" office:value="274" calcext:value-type="float">
            <text:p>274</text:p>
          </table:table-cell>
          <table:table-cell office:value-type="float" office:value="23" calcext:value-type="float">
            <text:p>23</text:p>
          </table:table-cell>
          <table:table-cell table:style-name="ce4" table:formula="of:=[.C44]/[.B44]" office:value-type="percentage" office:value="0.0839416058394161" calcext:value-type="percentage">
            <text:p>8.39%</text:p>
          </table:table-cell>
        </table:table-row>
        <table:table-row table:style-name="ro1">
          <table:table-cell office:value-type="string" calcext:value-type="string">
            <text:p>Everest</text:p>
          </table:table-cell>
          <table:table-cell office:value-type="float" office:value="3684" calcext:value-type="float">
            <text:p>3684</text:p>
          </table:table-cell>
          <table:table-cell office:value-type="float" office:value="210" calcext:value-type="float">
            <text:p>210</text:p>
          </table:table-cell>
          <table:table-cell table:style-name="ce4" table:formula="of:=[.C45]/[.B45]" office:value-type="percentage" office:value="0.0570032573289902" calcext:value-type="percentage">
            <text:p>5.70%</text:p>
          </table:table-cell>
        </table:table-row>
        <table:table-row table:style-name="ro1">
          <table:table-cell office:value-type="string" calcext:value-type="string">
            <text:p>Broad Peak</text:p>
          </table:table-cell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table:style-name="ce4" table:formula="of:=[.C46]/[.B46]" office:value-type="percentage" office:value="0.052924791086351" calcext:value-type="percentage">
            <text:p>5.29%</text:p>
          </table:table-cell>
        </table:table-row>
        <table:table-row table:style-name="ro1">
          <table:table-cell office:value-type="string" calcext:value-type="string">
            <text:p>Lhotse</text:p>
          </table:table-cell>
          <table:table-cell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table:style-name="ce4" table:formula="of:=[.C47]/[.B47]" office:value-type="percentage" office:value="0.0342679127725857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Gasherbrum II</text:p>
          </table:table-cell>
          <table:table-cell office:value-type="float" office:value="836" calcext:value-type="float">
            <text:p>836</text:p>
          </table:table-cell>
          <table:table-cell office:value-type="float" office:value="19" calcext:value-type="float">
            <text:p>19</text:p>
          </table:table-cell>
          <table:table-cell table:style-name="ce4" table:formula="of:=[.C48]/[.B48]" office:value-type="percentage" office:value="0.0227272727272727" calcext:value-type="percentage">
            <text:p>2.27%</text:p>
          </table:table-cell>
        </table:table-row>
        <table:table-row table:style-name="ro1">
          <table:table-cell office:value-type="string" calcext:value-type="string">
            <text:p>Cho Oyu</text:p>
          </table:table-cell>
          <table:table-cell office:value-type="float" office:value="2668" calcext:value-type="float">
            <text:p>2668</text:p>
          </table:table-cell>
          <table:table-cell office:value-type="float" office:value="39" calcext:value-type="float">
            <text:p>39</text:p>
          </table:table-cell>
          <table:table-cell table:style-name="ce4" table:formula="of:=[.C49]/[.B49]" office:value-type="percentage" office:value="0.0146176911544228" calcext:value-type="percentage">
            <text:p>1.46%</text:p>
          </table:table-cell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10229" calcext:value-type="float">
            <text:p>10229</text:p>
          </table:table-cell>
          <table:table-cell table:style-name="ce3" office:value-type="float" office:value="711" calcext:value-type="float">
            <text:p>711</text:p>
          </table:table-cell>
          <table:table-cell table:style-name="ce4" table:formula="of:=[.C51]/[.B51]" office:value-type="percentage" office:value="0.0695082608270603" calcext:value-type="percentage">
            <text:p>6.95%</text:p>
          </table:table-cell>
        </table:table-row>
      </table:table>
      <table:table table:name="L4C4" table:style-name="ta1">
        <table:shapes>
          <draw:frame draw:z-index="0" draw:style-name="gr1" draw:text-style-name="P1" svg:width="453.51pt" svg:height="255.09pt" svg:x="436.03pt" svg:y="0pt">
            <draw:object draw:notify-on-update-of-ranges="L4C4.A1:L4C4.A1 L4C4.A2:L4C4.A3 L4C4.C1:L4C4.C1 L4C4.C2:L4C4.C3 L4C4.E1:L4C4.E1 L4C4.E2:L4C4.E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 table:style-name="ce1" office:value-type="string" calcext:value-type="string">
            <text:p>Group</text:p>
          </table:table-cell>
          <table:table-cell table:number-columns-repeated="2" table:style-name="ce1" office:value-type="string" calcext:value-type="string">
            <text:p>Myocardial Infarction</text:p>
          </table:table-cell>
          <table:table-cell table:number-columns-repeated="2" table:style-name="ce1" office:value-type="string" calcext:value-type="string">
            <text:p>No MI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string" calcext:value-type="string">
            <text:p>Aspirin</text:p>
          </table:table-cell>
          <table:table-cell table:style-name="ce2" office:value-type="float" office:value="104" calcext:value-type="float">
            <text:p>104</text:p>
          </table:table-cell>
          <table:table-cell table:style-name="ce7" table:formula="of:=[.B2]/[.B4]" office:value-type="percentage" office:value="0.354948805460751" calcext:value-type="percentage">
            <text:p>35.49%</text:p>
          </table:table-cell>
          <table:table-cell table:style-name="ce2" office:value-type="float" office:value="10933" calcext:value-type="float">
            <text:p>10933</text:p>
          </table:table-cell>
          <table:table-cell table:style-name="ce7" table:formula="of:=[.D2]/[.D4]" office:value-type="percentage" office:value="0.502020387547066" calcext:value-type="percentage">
            <text:p>50.20%</text:p>
          </table:table-cell>
          <table:table-cell table:style-name="ce3" office:value-type="float" office:value="11037" calcext:value-type="float">
            <text:p>11037</text:p>
          </table:table-cell>
          <table:table-cell/>
        </table:table-row>
        <table:table-row table:style-name="ro1">
          <table:table-cell table:style-name="ce2" office:value-type="string" calcext:value-type="string">
            <text:p>Placebo</text:p>
          </table:table-cell>
          <table:table-cell table:style-name="ce2" office:value-type="float" office:value="189" calcext:value-type="float">
            <text:p>189</text:p>
          </table:table-cell>
          <table:table-cell table:style-name="ce7" table:formula="of:=[.B3]/[.B4]" office:value-type="percentage" office:value="0.645051194539249" calcext:value-type="percentage">
            <text:p>64.51%</text:p>
          </table:table-cell>
          <table:table-cell table:style-name="ce2" office:value-type="float" office:value="10845" calcext:value-type="float">
            <text:p>10845</text:p>
          </table:table-cell>
          <table:table-cell table:style-name="ce7" table:formula="of:=[.D3]/[.D4]" office:value-type="percentage" office:value="0.497979612452934" calcext:value-type="percentage">
            <text:p>49.80%</text:p>
          </table:table-cell>
          <table:table-cell table:style-name="ce3" office:value-type="float" office:value="11034" calcext:value-type="float">
            <text:p>11034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293" calcext:value-type="float">
            <text:p>293</text:p>
          </table:table-cell>
          <table:table-cell table:style-name="ce3"/>
          <table:table-cell table:style-name="ce3" office:value-type="float" office:value="21778" calcext:value-type="float">
            <text:p>21778</text:p>
          </table:table-cell>
          <table:table-cell table:style-name="ce3"/>
          <table:table-cell table:style-name="ce3" office:value-type="float" office:value="22071" calcext:value-type="float">
            <text:p>22071</text:p>
          </table:table-cell>
          <table:table-cell/>
        </table:table-row>
        <table:table-row table:style-name="ro1" table:number-rows-repeated="15">
          <table:table-cell table:number-columns-repeated="7"/>
        </table:table-row>
        <table:table-row table:style-name="ro3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Myocardial Infarction</text:p>
          </table:table-cell>
          <table:table-cell table:style-name="ce1"/>
          <table:table-cell table:style-name="ce1" office:value-type="string" calcext:value-type="string">
            <text:p>No MI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string" calcext:value-type="string">
            <text:p>Aspirin</text:p>
          </table:table-cell>
          <table:table-cell table:style-name="ce2" office:value-type="float" office:value="104" calcext:value-type="float">
            <text:p>104</text:p>
          </table:table-cell>
          <table:table-cell table:style-name="ce7" table:formula="of:=[.B21]/[.F21]" office:value-type="percentage" office:value="0.00942285041224971" calcext:value-type="percentage">
            <text:p>0.94%</text:p>
          </table:table-cell>
          <table:table-cell table:style-name="ce2" office:value-type="float" office:value="10933" calcext:value-type="float">
            <text:p>10933</text:p>
          </table:table-cell>
          <table:table-cell table:style-name="ce7" table:formula="of:=[.D21]/[.F21]" office:value-type="percentage" office:value="0.99057714958775" calcext:value-type="percentage">
            <text:p>99.06%</text:p>
          </table:table-cell>
          <table:table-cell table:style-name="ce3" office:value-type="float" office:value="11037" calcext:value-type="float">
            <text:p>11037</text:p>
          </table:table-cell>
          <table:table-cell table:style-name="ce6" table:formula="of:=[.F21]/[.F21]" office:value-type="percentage" office:value="1" calcext:value-type="percentage">
            <text:p>100.00%</text:p>
          </table:table-cell>
        </table:table-row>
        <table:table-row table:style-name="ro1">
          <table:table-cell table:style-name="ce2" office:value-type="string" calcext:value-type="string">
            <text:p>Placebo</text:p>
          </table:table-cell>
          <table:table-cell table:style-name="ce2" office:value-type="float" office:value="189" calcext:value-type="float">
            <text:p>189</text:p>
          </table:table-cell>
          <table:table-cell table:style-name="ce7" table:formula="of:=[.B22]/[.F22]" office:value-type="percentage" office:value="0.0171288743882545" calcext:value-type="percentage">
            <text:p>1.71%</text:p>
          </table:table-cell>
          <table:table-cell table:style-name="ce2" office:value-type="float" office:value="10845" calcext:value-type="float">
            <text:p>10845</text:p>
          </table:table-cell>
          <table:table-cell table:style-name="ce7" table:formula="of:=[.D22]/[.F22]" office:value-type="percentage" office:value="0.982871125611745" calcext:value-type="percentage">
            <text:p>98.29%</text:p>
          </table:table-cell>
          <table:table-cell table:style-name="ce3" office:value-type="float" office:value="11034" calcext:value-type="float">
            <text:p>11034</text:p>
          </table:table-cell>
          <table:table-cell table:style-name="ce6" table:formula="of:=[.F22]/[.F22]" office:value-type="percentage" office:value="1" calcext:value-type="percentage">
            <text:p>100.00%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293" calcext:value-type="float">
            <text:p>293</text:p>
          </table:table-cell>
          <table:table-cell table:style-name="ce3"/>
          <table:table-cell table:style-name="ce3" office:value-type="float" office:value="21778" calcext:value-type="float">
            <text:p>21778</text:p>
          </table:table-cell>
          <table:table-cell table:style-name="ce3"/>
          <table:table-cell table:style-name="ce3" office:value-type="float" office:value="22071" calcext:value-type="float">
            <text:p>22071</text:p>
          </table:table-cell>
          <table:table-cell/>
        </table:table-row>
        <table:table-row table:style-name="ro1">
          <table:table-cell table:style-name="ce2" table:number-columns-repeated="2"/>
          <table:table-cell table:style-name="ce7"/>
          <table:table-cell table:style-name="ce2"/>
          <table:table-cell table:style-name="ce7"/>
          <table:table-cell table:number-columns-repeated="2"/>
        </table:table-row>
        <table:table-row table:style-name="ro1">
          <table:table-cell table:style-name="ce2" table:number-columns-repeated="2"/>
          <table:table-cell table:style-name="ce8" table:formula="of:=[.C22]/[.C21]" office:value-type="float" office:value="1.81780179445351" calcext:value-type="float">
            <text:p>1.81780179445351</text:p>
          </table:table-cell>
          <table:table-cell table:style-name="ce2"/>
          <table:table-cell table:style-name="ce7"/>
          <table:table-cell table:number-columns-repeated="2"/>
        </table:table-row>
        <table:table-row table:style-name="ro1">
          <table:table-cell table:style-name="ce3" table:number-columns-repeated="2"/>
          <table:table-cell table:style-name="ce3" table:formula="of:=[.C21]/[.C22]" office:value-type="float" office:value="0.550114981210387" calcext:value-type="float">
            <text:p>0.550114981210387</text:p>
          </table:table-cell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ce6" table:number-columns-repeated="2"/>
          <table:table-cell table:number-columns-repeated="4"/>
        </table:table-row>
      </table:table>
      <table:table table:name="L4Ex2" table:style-name="ta1">
        <table:shapes>
          <draw:frame draw:z-index="0" draw:style-name="gr1" draw:text-style-name="P1" svg:width="554.94pt" svg:height="349.37pt" svg:x="195.11pt" svg:y="3pt">
            <draw:object draw:notify-on-update-of-ranges="L4Ex2.A1:L4Ex2.A1 L4Ex2.A2:L4Ex2.A14 L4Ex2.C1:L4Ex2.C1 L4Ex2.C2:L4Ex2.C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6"/>
        <table:table-row table:style-name="ro2">
          <table:table-cell table:style-name="ce1" office:value-type="string" calcext:value-type="string">
            <text:p>Cause of Death</text:p>
          </table:table-cell>
          <table:table-cell table:style-name="ce1" office:value-type="string" calcext:value-type="string">
            <text:p>Number of Fatalities</text:p>
          </table:table-cell>
          <table:table-cell table:style-name="Default" office:value-type="string" calcext:value-type="string">
            <text:p>% of total</text:p>
          </table:table-cell>
        </table:table-row>
        <table:table-row table:style-name="ro1">
          <table:table-cell office:value-type="string" calcext:value-type="string">
            <text:p>Avalanche</text:p>
          </table:table-cell>
          <table:table-cell office:value-type="float" office:value="244" calcext:value-type="float">
            <text:p>244</text:p>
          </table:table-cell>
          <table:table-cell table:formula="of:=[.B2]/[.$B$17]" office:value-type="percentage" office:value="0.311224489795918" calcext:value-type="percentage">
            <text:p>31.12%</text:p>
          </table:table-cell>
        </table:table-row>
        <table:table-row table:style-name="ro1">
          <table:table-cell office:value-type="string" calcext:value-type="string">
            <text:p>Fall</text:p>
          </table:table-cell>
          <table:table-cell office:value-type="float" office:value="235" calcext:value-type="float">
            <text:p>235</text:p>
          </table:table-cell>
          <table:table-cell table:formula="of:=[.B3]/[.$B$17]" office:value-type="percentage" office:value="0.299744897959184" calcext:value-type="percentage">
            <text:p>29.97%</text:p>
          </table:table-cell>
        </table:table-row>
        <table:table-row table:style-name="ro1">
          <table:table-cell office:value-type="string" calcext:value-type="string">
            <text:p>Disappearance</text:p>
          </table:table-cell>
          <table:table-cell office:value-type="float" office:value="92" calcext:value-type="float">
            <text:p>92</text:p>
          </table:table-cell>
          <table:table-cell table:formula="of:=[.B4]/[.$B$17]" office:value-type="percentage" office:value="0.11734693877551" calcext:value-type="percentage">
            <text:p>11.73%</text:p>
          </table:table-cell>
        </table:table-row>
        <table:table-row table:style-name="ro2">
          <table:table-cell office:value-type="string" calcext:value-type="string">
            <text:p>Cold and exhaustion</text:p>
          </table:table-cell>
          <table:table-cell office:value-type="float" office:value="47" calcext:value-type="float">
            <text:p>47</text:p>
          </table:table-cell>
          <table:table-cell table:formula="of:=[.B5]/[.$B$17]" office:value-type="percentage" office:value="0.0599489795918367" calcext:value-type="percentage">
            <text:p>5.99%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float" office:value="43" calcext:value-type="float">
            <text:p>43</text:p>
          </table:table-cell>
          <table:table-cell table:formula="of:=[.B6]/[.$B$17]" office:value-type="percentage" office:value="0.0548469387755102" calcext:value-type="percentage">
            <text:p>5.48%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table:formula="of:=[.B7]/[.$B$17]" office:value-type="percentage" office:value="0.0459183673469388" calcext:value-type="percentage">
            <text:p>4.59%</text:p>
          </table:table-cell>
        </table:table-row>
        <table:table-row table:style-name="ro2">
          <table:table-cell office:value-type="string" calcext:value-type="string">
            <text:p>Altitude sickness</text:p>
          </table:table-cell>
          <table:table-cell office:value-type="float" office:value="29" calcext:value-type="float">
            <text:p>29</text:p>
          </table:table-cell>
          <table:table-cell table:formula="of:=[.B8]/[.$B$17]" office:value-type="percentage" office:value="0.0369897959183673" calcext:value-type="percentage">
            <text:p>3.70%</text:p>
          </table:table-cell>
        </table:table-row>
        <table:table-row table:style-name="ro1">
          <table:table-cell office:value-type="string" calcext:value-type="string">
            <text:p>Illness</text:p>
          </table:table-cell>
          <table:table-cell office:value-type="float" office:value="24" calcext:value-type="float">
            <text:p>24</text:p>
          </table:table-cell>
          <table:table-cell table:formula="of:=[.B9]/[.$B$17]" office:value-type="percentage" office:value="0.0306122448979592" calcext:value-type="percentage">
            <text:p>3.06%</text:p>
          </table:table-cell>
        </table:table-row>
        <table:table-row table:style-name="ro2">
          <table:table-cell office:value-type="string" calcext:value-type="string">
            <text:p>Pulmonary edema</text:p>
          </table:table-cell>
          <table:table-cell office:value-type="float" office:value="10" calcext:value-type="float">
            <text:p>10</text:p>
          </table:table-cell>
          <table:table-cell table:formula="of:=[.B10]/[.$B$17]" office:value-type="percentage" office:value="0.0127551020408163" calcext:value-type="percentage">
            <text:p>1.28%</text:p>
          </table:table-cell>
        </table:table-row>
        <table:table-row table:style-name="ro1">
          <table:table-cell office:value-type="string" calcext:value-type="string">
            <text:p>Cardiac arrest</text:p>
          </table:table-cell>
          <table:table-cell office:value-type="float" office:value="8" calcext:value-type="float">
            <text:p>8</text:p>
          </table:table-cell>
          <table:table-cell table:formula="of:=[.B11]/[.$B$17]" office:value-type="percentage" office:value="0.0102040816326531" calcext:value-type="percentage">
            <text:p>1.02%</text:p>
          </table:table-cell>
        </table:table-row>
        <table:table-row table:style-name="ro1">
          <table:table-cell office:value-type="string" calcext:value-type="string">
            <text:p>Falling rock</text:p>
          </table:table-cell>
          <table:table-cell office:value-type="float" office:value="6" calcext:value-type="float">
            <text:p>6</text:p>
          </table:table-cell>
          <table:table-cell table:formula="of:=[.B12]/[.$B$17]" office:value-type="percentage" office:value="0.0076530612244898" calcext:value-type="percentage">
            <text:p>0.77%</text:p>
          </table:table-cell>
        </table:table-row>
        <table:table-row table:style-name="ro2">
          <table:table-cell office:value-type="string" calcext:value-type="string">
            <text:p>Falling serac (ice column)</text:p>
          </table:table-cell>
          <table:table-cell office:value-type="float" office:value="5" calcext:value-type="float">
            <text:p>5</text:p>
          </table:table-cell>
          <table:table-cell table:formula="of:=[.B13]/[.$B$17]" office:value-type="percentage" office:value="0.00637755102040816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5" calcext:value-type="float">
            <text:p>5</text:p>
          </table:table-cell>
          <table:table-cell table:formula="of:=[.B14]/[.$B$17]" office:value-type="percentage" office:value="0.00637755102040816" calcext:value-type="percentage">
            <text:p>0.64%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784" calcext:value-type="float">
            <text:p>784</text:p>
          </table:table-cell>
          <table:table-cell table:formula="of:=[.B17]/[.$B$17]" office:value-type="percentage" office:value="1" calcext:value-type="percentage">
            <text:p>100.00%</text:p>
          </table:table-cell>
        </table:table-row>
        <table:table-row table:style-name="ro1" table:number-rows-repeated="8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It seems like all of them have a training element although ones like avalanche have an environmental factor as well.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There are avalanche tents which form bubbles around people. This might be a function of recent snowfall, etc.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all is probably tied to roping, etc.</text:p>
          </table:table-cell>
          <table:table-cell table:style-name="Default" table:number-columns-repeated="2"/>
        </table:table-row>
      </table:table>
      <table:table table:name="L4Ex2B" table:style-name="ta1">
        <table:shapes>
          <draw:frame draw:z-index="0" draw:style-name="gr1" draw:text-style-name="P1" svg:width="453.51pt" svg:height="255.09pt" svg:x="231.62pt" svg:y="236.07pt">
            <draw:object draw:notify-on-update-of-ranges="L4Ex2B.A12:L4Ex2B.A12 L4Ex2B.A13:L4Ex2B.A14 L4Ex2B.C12:L4Ex2B.C12 L4Ex2B.C13:L4Ex2B.C14 L4Ex2B.E12:L4Ex2B.E12 L4Ex2B.E13:L4Ex2B.E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6" table:default-cell-style-name="Default"/>
        <table:table-row table:style-name="ro4">
          <table:table-cell table:style-name="ce9" office:value-type="string" calcext:value-type="string" table:number-columns-spanned="3" table:number-rows-spanned="1">
            <text:p>1972 Survey Response</text:p>
          </table:table-cell>
          <table:covered-table-cell table:number-columns-repeated="2"/>
          <table:table-cell table:number-columns-repeated="5"/>
          <table:table-cell table:style-name="ce10" office:value-type="string" calcext:value-type="string" table:number-columns-spanned="3" table:number-rows-spanned="1">
            <text:p><text:span text:style-name="T1">2001 Survey Response</text:span>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otal</text:p>
          </table:table-cell>
          <table:table-cell table:number-columns-repeated="4"/>
          <table:table-cell table:style-name="ce11" office:value-type="string" calcext:value-type="string">
            <text:p>Gende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ale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62" calcext:value-type="float">
            <text:p>762</text:p>
          </table:table-cell>
          <table:table-cell table:style-name="ce6" table:formula="of:=[.D3]/[.D5]" office:value-type="percentage" office:value="0.49706457925636" calcext:value-type="percentage">
            <text:p>49.71%</text:p>
          </table:table-cell>
          <table:table-cell table:number-columns-repeated="3"/>
          <table:table-cell table:style-name="ce2" office:value-type="string" calcext:value-type="string">
            <text:p>Male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596" calcext:value-type="float">
            <text:p>596</text:p>
          </table:table-cell>
          <table:table-cell table:style-name="ce6" table:formula="of:=[.L3]/[.L5]" office:value-type="percentage" office:value="0.42239546420978" calcext:value-type="percentage">
            <text:p>42.24%</text:p>
          </table:table-cell>
          <table:table-cell/>
        </table:table-row>
        <table:table-row table:style-name="ro1">
          <table:table-cell table:style-name="ce2" office:value-type="string" calcext:value-type="string">
            <text:p>Female</text:p>
          </table:table-cell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771" calcext:value-type="float">
            <text:p>771</text:p>
          </table:table-cell>
          <table:table-cell table:style-name="ce6" table:formula="of:=[.D4]/[.D5]" office:value-type="percentage" office:value="0.50293542074364" calcext:value-type="percentage">
            <text:p>50.29%</text:p>
          </table:table-cell>
          <table:table-cell table:number-columns-repeated="3"/>
          <table:table-cell table:style-name="ce2" office:value-type="string" calcext:value-type="string">
            <text:p>Female</text:p>
          </table:table-cell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5" calcext:value-type="float">
            <text:p>815</text:p>
          </table:table-cell>
          <table:table-cell table:style-name="ce6" table:formula="of:=[.L4]/[.L5]" office:value-type="percentage" office:value="0.57760453579022" calcext:value-type="percentage">
            <text:p>57.76%</text:p>
          </table:table-cell>
          <table:table-cell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533" calcext:value-type="float">
            <text:p>1533</text:p>
          </table:table-cell>
          <table:table-cell table:number-columns-repeated="4"/>
          <table:table-cell table:style-name="ce3" office:value-type="string" calcext:value-type="string">
            <text:p>Total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11" calcext:value-type="float">
            <text:p>1411</text:p>
          </table:table-cell>
          <table:table-cell table:number-columns-repeated="2"/>
        </table:table-row>
        <table:table-row table:style-name="ro1">
          <table:table-cell/>
          <table:table-cell table:style-name="ce6" table:formula="of:=[.B5]/[.D5]" office:value-type="percentage" office:value="0.740378343118069" calcext:value-type="percentage">
            <text:p>74.04%</text:p>
          </table:table-cell>
          <table:table-cell table:style-name="ce6" table:formula="of:=[.C5]/[.D5]" office:value-type="percentage" office:value="0.259621656881931" calcext:value-type="percentage">
            <text:p>25.96%</text:p>
          </table:table-cell>
          <table:table-cell table:number-columns-repeated="6"/>
          <table:table-cell table:style-name="ce6" table:formula="of:=[.J5]/[.L5]" office:value-type="percentage" office:value="0.96243798724309" calcext:value-type="percentage">
            <text:p>96.24%</text:p>
          </table:table-cell>
          <table:table-cell table:style-name="ce6" table:formula="of:=[.K5]/[.L5]" office:value-type="percentage" office:value="0.03756201275691" calcext:value-type="percentage">
            <text:p>3.76%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his is a significant shift between 1972 and 2001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2001 survey was not as gender balanced as the 1972 survey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he 2001 survey is not as good of a representative of the population mix either.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Gender</text:p>
          </table:table-cell>
          <table:table-cell table:number-columns-repeated="2" table:style-name="ce1" office:value-type="string" calcext:value-type="string">
            <text:p>Yes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  <table:table-cell table:style-name="ce11" office:value-type="string" calcext:value-type="string">
            <text:p>Gender</text:p>
          </table:table-cell>
          <table:table-cell table:style-name="ce1" office:value-type="string" calcext:value-type="string">
            <text:p>Yes</text:p>
          </table:table-cell>
          <table:table-cell/>
          <table:table-cell table:style-name="ce1" office:value-type="string" calcext:value-type="string">
            <text:p>No</text:p>
          </table:table-cell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Male</text:p>
          </table:table-cell>
          <table:table-cell table:style-name="ce2" office:value-type="float" office:value="562" calcext:value-type="float">
            <text:p>562</text:p>
          </table:table-cell>
          <table:table-cell table:style-name="ce6" table:formula="of:=[.B13]/[.F13]" office:value-type="percentage" office:value="0.73753280839895" calcext:value-type="percentage">
            <text:p>73.75%</text:p>
          </table:table-cell>
          <table:table-cell table:style-name="ce2" office:value-type="float" office:value="200" calcext:value-type="float">
            <text:p>200</text:p>
          </table:table-cell>
          <table:table-cell table:style-name="ce6" table:formula="of:=[.D13]/[.F13]" office:value-type="percentage" office:value="0.26246719160105" calcext:value-type="percentage">
            <text:p>26.25%</text:p>
          </table:table-cell>
          <table:table-cell table:style-name="ce2" office:value-type="float" office:value="762" calcext:value-type="float">
            <text:p>762</text:p>
          </table:table-cell>
          <table:table-cell table:number-columns-repeated="2"/>
          <table:table-cell table:style-name="ce2" office:value-type="string" calcext:value-type="string">
            <text:p>Male</text:p>
          </table:table-cell>
          <table:table-cell table:style-name="ce2" office:value-type="float" office:value="573" calcext:value-type="float">
            <text:p>573</text:p>
          </table:table-cell>
          <table:table-cell table:style-name="ce6" table:formula="of:=[.J13]/[.N13]" office:value-type="percentage" office:value="0.961409395973154" calcext:value-type="percentage">
            <text:p>96.14%</text:p>
          </table:table-cell>
          <table:table-cell table:style-name="ce2" office:value-type="float" office:value="23" calcext:value-type="float">
            <text:p>23</text:p>
          </table:table-cell>
          <table:table-cell table:style-name="ce6" table:formula="of:=[.L13]/[.N13]" office:value-type="percentage" office:value="0.0385906040268456" calcext:value-type="percentage">
            <text:p>3.86%</text:p>
          </table:table-cell>
          <table:table-cell table:style-name="ce2" office:value-type="float" office:value="596" calcext:value-type="float">
            <text:p>596</text:p>
          </table:table-cell>
        </table:table-row>
        <table:table-row table:style-name="ro1">
          <table:table-cell table:style-name="ce2" office:value-type="string" calcext:value-type="string">
            <text:p>Female</text:p>
          </table:table-cell>
          <table:table-cell table:style-name="ce2" office:value-type="float" office:value="573" calcext:value-type="float">
            <text:p>573</text:p>
          </table:table-cell>
          <table:table-cell table:style-name="ce6" table:formula="of:=[.B14]/[.F14]" office:value-type="percentage" office:value="0.743190661478599" calcext:value-type="percentage">
            <text:p>74.32%</text:p>
          </table:table-cell>
          <table:table-cell table:style-name="ce2" office:value-type="float" office:value="198" calcext:value-type="float">
            <text:p>198</text:p>
          </table:table-cell>
          <table:table-cell table:style-name="ce6" table:formula="of:=[.D14]/[.F14]" office:value-type="percentage" office:value="0.256809338521401" calcext:value-type="percentage">
            <text:p>25.68%</text:p>
          </table:table-cell>
          <table:table-cell table:style-name="ce2" office:value-type="float" office:value="771" calcext:value-type="float">
            <text:p>771</text:p>
          </table:table-cell>
          <table:table-cell table:number-columns-repeated="2"/>
          <table:table-cell table:style-name="ce2" office:value-type="string" calcext:value-type="string">
            <text:p>Female</text:p>
          </table:table-cell>
          <table:table-cell table:style-name="ce2" office:value-type="float" office:value="785" calcext:value-type="float">
            <text:p>785</text:p>
          </table:table-cell>
          <table:table-cell table:style-name="ce6" table:formula="of:=[.J14]/[.N14]" office:value-type="percentage" office:value="0.96319018404908" calcext:value-type="percentage">
            <text:p>96.32%</text:p>
          </table:table-cell>
          <table:table-cell table:style-name="ce2" office:value-type="float" office:value="30" calcext:value-type="float">
            <text:p>30</text:p>
          </table:table-cell>
          <table:table-cell table:style-name="ce6" table:formula="of:=[.L14]/[.N14]" office:value-type="percentage" office:value="0.0368098159509202" calcext:value-type="percentage">
            <text:p>3.68%</text:p>
          </table:table-cell>
          <table:table-cell table:style-name="ce2" office:value-type="float" office:value="815" calcext:value-type="float">
            <text:p>815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1135" calcext:value-type="float">
            <text:p>1135</text:p>
          </table:table-cell>
          <table:table-cell/>
          <table:table-cell table:style-name="ce3" office:value-type="float" office:value="398" calcext:value-type="float">
            <text:p>398</text:p>
          </table:table-cell>
          <table:table-cell/>
          <table:table-cell table:style-name="ce3" office:value-type="float" office:value="1533" calcext:value-type="float">
            <text:p>1533</text:p>
          </table:table-cell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3" office:value-type="float" office:value="1358" calcext:value-type="float">
            <text:p>1358</text:p>
          </table:table-cell>
          <table:table-cell/>
          <table:table-cell table:style-name="ce3" office:value-type="float" office:value="53" calcext:value-type="float">
            <text:p>53</text:p>
          </table:table-cell>
          <table:table-cell/>
          <table:table-cell table:style-name="ce3" office:value-type="float" office:value="1411" calcext:value-type="float">
            <text:p>141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oth are pretty well matched (male-female)</text:p>
          </table:table-cell>
          <table:table-cell table:number-columns-repeated="13"/>
        </table:table-row>
      </table:table>
      <table:table table:name="L4ExC" table:style-name="ta1">
        <table:shapes>
          <draw:frame draw:z-index="0" draw:style-name="gr1" draw:text-style-name="P1" svg:width="453.51pt" svg:height="255.09pt" svg:x="515.71pt" svg:y="96.18pt">
            <draw:object draw:notify-on-update-of-ranges="L4ExC.A8:L4ExC.A8 L4ExC.A9:L4ExC.A10 L4ExC.C8:L4ExC.C8 L4ExC.C9:L4ExC.C10 L4ExC.E8:L4ExC.E8 L4ExC.E9:L4ExC.E10 L4ExC.G8:L4ExC.G8 L4ExC.G9:L4ExC.G10 L4ExC.I8:L4ExC.I8 L4ExC.I9:L4ExC.I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452.89pt" svg:height="255.26pt" svg:x="514.49pt" svg:y="353.11pt">
            <draw:object draw:notify-on-update-of-ranges="L4ExC.A30:L4ExC.A30 L4ExC.A31:L4ExC.A32 L4ExC.C30:L4ExC.C30 L4ExC.C31:L4ExC.C32 L4ExC.E30:L4ExC.E30 L4ExC.E31:L4ExC.E32 L4ExC.G30:L4ExC.G30 L4ExC.G31:L4ExC.G32 L4ExC.I30:L4ExC.I30 L4ExC.I31:L4ExC.I3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3" table:number-columns-repeated="4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Clas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Survived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Second</text:p>
          </table:table-cell>
          <table:table-cell table:style-name="ce1" office:value-type="string" calcext:value-type="string">
            <text:p>Third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12" calcext:value-type="float">
            <text:p>212</text:p>
          </table:table-cell>
          <table:table-cell table:style-name="ce3" office:value-type="float" office:value="711" calcext:value-type="float">
            <text:p>711</text:p>
          </table:table-cell>
          <table:table-cell table:style-name="ce6" table:formula="of:=[.F3]/[.F5]" office:value-type="percentage" office:value="0.323034984098137" calcext:value-type="percentage">
            <text:p>32.30%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673" calcext:value-type="float">
            <text:p>673</text:p>
          </table:table-cell>
          <table:table-cell table:style-name="ce3" office:value-type="float" office:value="1490" calcext:value-type="float">
            <text:p>1490</text:p>
          </table:table-cell>
          <table:table-cell table:style-name="ce6" table:formula="of:=[.F4]/[.F5]" office:value-type="percentage" office:value="0.676965015901863" calcext:value-type="percentage">
            <text:p>67.70%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06" calcext:value-type="float">
            <text:p>706</text:p>
          </table:table-cell>
          <table:table-cell table:style-name="ce2" office:value-type="float" office:value="885" calcext:value-type="float">
            <text:p>885</text:p>
          </table:table-cell>
          <table:table-cell table:style-name="ce3"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/>
          <table:table-cell table:style-name="ce6" table:formula="of:=[.B5]/[.$F$5]" office:value-type="percentage" office:value="0.147660154475239" calcext:value-type="percentage">
            <text:p>14.77%</text:p>
          </table:table-cell>
          <table:table-cell table:style-name="ce6" table:formula="of:=[.C5]/[.$F$5]" office:value-type="percentage" office:value="0.129486597001363" calcext:value-type="percentage">
            <text:p>12.95%</text:p>
          </table:table-cell>
          <table:table-cell table:style-name="ce6" table:formula="of:=[.D5]/[.$F$5]" office:value-type="percentage" office:value="0.320763289413903" calcext:value-type="percentage">
            <text:p>32.08%</text:p>
          </table:table-cell>
          <table:table-cell table:style-name="ce6" table:formula="of:=[.E5]/[.$F$5]" office:value-type="percentage" office:value="0.402089959109496" calcext:value-type="percentage">
            <text:p>40.21%</text:p>
          </table:table-cell>
          <table:table-cell table:style-name="ce6" table:formula="of:=[.F5]/[.$F$5]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urvived</text:p>
          </table:table-cell>
          <table:table-cell table:number-columns-repeated="2" table:style-name="ce1" office:value-type="string" calcext:value-type="string">
            <text:p>First</text:p>
          </table:table-cell>
          <table:table-cell table:number-columns-repeated="2" table:style-name="ce1" office:value-type="string" calcext:value-type="string">
            <text:p>Second</text:p>
          </table:table-cell>
          <table:table-cell table:number-columns-repeated="2" table:style-name="ce1" office:value-type="string" calcext:value-type="string">
            <text:p>Third</text:p>
          </table:table-cell>
          <table:table-cell table:number-columns-repeated="2" table:style-name="ce1" office:value-type="string" calcext:value-type="string">
            <text:p>Crew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float" office:value="203" calcext:value-type="float">
            <text:p>203</text:p>
          </table:table-cell>
          <table:table-cell table:style-name="ce6" table:formula="of:=[.B9]/[.$J$9]" office:value-type="percentage" office:value="0.285513361462729" calcext:value-type="percentage">
            <text:p>28.55%</text:p>
          </table:table-cell>
          <table:table-cell table:style-name="ce2" office:value-type="float" office:value="118" calcext:value-type="float">
            <text:p>118</text:p>
          </table:table-cell>
          <table:table-cell table:style-name="ce6" table:formula="of:=[.D9]/[.$J$9]" office:value-type="percentage" office:value="0.165963431786217" calcext:value-type="percentage">
            <text:p>16.60%</text:p>
          </table:table-cell>
          <table:table-cell table:style-name="ce2" office:value-type="float" office:value="178" calcext:value-type="float">
            <text:p>178</text:p>
          </table:table-cell>
          <table:table-cell table:style-name="ce6" table:formula="of:=[.F9]/[.$J$9]" office:value-type="percentage" office:value="0.250351617440225" calcext:value-type="percentage">
            <text:p>25.04%</text:p>
          </table:table-cell>
          <table:table-cell table:style-name="ce2" office:value-type="float" office:value="212" calcext:value-type="float">
            <text:p>212</text:p>
          </table:table-cell>
          <table:table-cell table:style-name="ce6" table:formula="of:=[.H9]/[.$J$9]" office:value-type="percentage" office:value="0.29817158931083" calcext:value-type="percentage">
            <text:p>29.82%</text:p>
          </table:table-cell>
          <table:table-cell table:style-name="ce3" office:value-type="float" office:value="711" calcext:value-type="float">
            <text:p>711</text:p>
          </table:table-cell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float" office:value="122" calcext:value-type="float">
            <text:p>122</text:p>
          </table:table-cell>
          <table:table-cell table:style-name="ce6" table:formula="of:=[.B10]/[.$J$10]" office:value-type="percentage" office:value="0.0818791946308725" calcext:value-type="percentage">
            <text:p>8.19%</text:p>
          </table:table-cell>
          <table:table-cell table:style-name="ce2" office:value-type="float" office:value="167" calcext:value-type="float">
            <text:p>167</text:p>
          </table:table-cell>
          <table:table-cell table:style-name="ce6" table:formula="of:=[.D10]/[.$J$10]" office:value-type="percentage" office:value="0.112080536912752" calcext:value-type="percentage">
            <text:p>11.21%</text:p>
          </table:table-cell>
          <table:table-cell table:style-name="ce2" office:value-type="float" office:value="528" calcext:value-type="float">
            <text:p>528</text:p>
          </table:table-cell>
          <table:table-cell table:style-name="ce6" table:formula="of:=[.F10]/[.$J$10]" office:value-type="percentage" office:value="0.354362416107383" calcext:value-type="percentage">
            <text:p>35.44%</text:p>
          </table:table-cell>
          <table:table-cell table:style-name="ce2" office:value-type="float" office:value="673" calcext:value-type="float">
            <text:p>673</text:p>
          </table:table-cell>
          <table:table-cell table:style-name="ce6" table:formula="of:=[.H10]/[.$J$10]" office:value-type="percentage" office:value="0.451677852348993" calcext:value-type="percentage">
            <text:p>45.17%</text:p>
          </table:table-cell>
          <table:table-cell table:style-name="ce3" office:value-type="float" office:value="1490" calcext:value-type="float">
            <text:p>149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325" calcext:value-type="float">
            <text:p>325</text:p>
          </table:table-cell>
          <table:table-cell/>
          <table:table-cell table:style-name="ce3" office:value-type="float" office:value="285" calcext:value-type="float">
            <text:p>285</text:p>
          </table:table-cell>
          <table:table-cell/>
          <table:table-cell table:style-name="ce3" office:value-type="float" office:value="706" calcext:value-type="float">
            <text:p>706</text:p>
          </table:table-cell>
          <table:table-cell/>
          <table:table-cell table:style-name="ce2" office:value-type="float" office:value="885" calcext:value-type="float">
            <text:p>885</text:p>
          </table:table-cell>
          <table:table-cell/>
          <table:table-cell table:style-name="ce3" office:value-type="float" office:value="2201" calcext:value-type="float">
            <text:p>2201</text:p>
          </table:table-cell>
        </table:table-row>
        <table:table-row table:style-name="ro1" table:number-rows-repeated="18">
          <table:table-cell table:number-columns-repeated="10"/>
        </table:table-row>
        <table:table-row table:style-name="ro1">
          <table:table-cell table:style-name="ce1" office:value-type="string" calcext:value-type="string">
            <text:p>Survived</text:p>
          </table:table-cell>
          <table:table-cell table:number-columns-repeated="2" table:style-name="ce1" office:value-type="string" calcext:value-type="string">
            <text:p>First</text:p>
          </table:table-cell>
          <table:table-cell table:number-columns-repeated="2" table:style-name="ce1" office:value-type="string" calcext:value-type="string">
            <text:p>Second</text:p>
          </table:table-cell>
          <table:table-cell table:number-columns-repeated="2" table:style-name="ce1" office:value-type="string" calcext:value-type="string">
            <text:p>Third</text:p>
          </table:table-cell>
          <table:table-cell table:number-columns-repeated="2" table:style-name="ce1" office:value-type="string" calcext:value-type="string">
            <text:p>Crew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Yes</text:p>
          </table:table-cell>
          <table:table-cell table:style-name="ce2" office:value-type="float" office:value="203" calcext:value-type="float">
            <text:p>203</text:p>
          </table:table-cell>
          <table:table-cell table:style-name="ce6" table:formula="of:=[.B31]/[.B33]" office:value-type="percentage" office:value="0.624615384615385" calcext:value-type="percentage">
            <text:p>62.46%</text:p>
          </table:table-cell>
          <table:table-cell table:style-name="ce2" office:value-type="float" office:value="118" calcext:value-type="float">
            <text:p>118</text:p>
          </table:table-cell>
          <table:table-cell table:style-name="ce6" table:formula="of:=[.D31]/[.D33]" office:value-type="percentage" office:value="0.414035087719298" calcext:value-type="percentage">
            <text:p>41.40%</text:p>
          </table:table-cell>
          <table:table-cell table:style-name="ce2" office:value-type="float" office:value="178" calcext:value-type="float">
            <text:p>178</text:p>
          </table:table-cell>
          <table:table-cell table:style-name="ce6" table:formula="of:=[.F31]/[.F33]" office:value-type="percentage" office:value="0.252124645892351" calcext:value-type="percentage">
            <text:p>25.21%</text:p>
          </table:table-cell>
          <table:table-cell table:style-name="ce2" office:value-type="float" office:value="212" calcext:value-type="float">
            <text:p>212</text:p>
          </table:table-cell>
          <table:table-cell table:style-name="ce6" table:formula="of:=[.H31]/[.H33]" office:value-type="percentage" office:value="0.23954802259887" calcext:value-type="percentage">
            <text:p>23.95%</text:p>
          </table:table-cell>
          <table:table-cell table:style-name="ce3" office:value-type="float" office:value="711" calcext:value-type="float">
            <text:p>711</text:p>
          </table:table-cell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float" office:value="122" calcext:value-type="float">
            <text:p>122</text:p>
          </table:table-cell>
          <table:table-cell table:style-name="ce6" table:formula="of:=[.B32]/[.B33]" office:value-type="percentage" office:value="0.375384615384615" calcext:value-type="percentage">
            <text:p>37.54%</text:p>
          </table:table-cell>
          <table:table-cell table:style-name="ce2" office:value-type="float" office:value="167" calcext:value-type="float">
            <text:p>167</text:p>
          </table:table-cell>
          <table:table-cell table:style-name="ce6" table:formula="of:=[.D32]/[.D33]" office:value-type="percentage" office:value="0.585964912280702" calcext:value-type="percentage">
            <text:p>58.60%</text:p>
          </table:table-cell>
          <table:table-cell table:style-name="ce2" office:value-type="float" office:value="528" calcext:value-type="float">
            <text:p>528</text:p>
          </table:table-cell>
          <table:table-cell table:style-name="ce6" table:formula="of:=[.F32]/[.F33]" office:value-type="percentage" office:value="0.747875354107649" calcext:value-type="percentage">
            <text:p>74.79%</text:p>
          </table:table-cell>
          <table:table-cell table:style-name="ce2" office:value-type="float" office:value="673" calcext:value-type="float">
            <text:p>673</text:p>
          </table:table-cell>
          <table:table-cell table:style-name="ce6" table:formula="of:=[.H32]/[.H33]" office:value-type="percentage" office:value="0.76045197740113" calcext:value-type="percentage">
            <text:p>76.05%</text:p>
          </table:table-cell>
          <table:table-cell table:style-name="ce3" office:value-type="float" office:value="1490" calcext:value-type="float">
            <text:p>149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office:value-type="float" office:value="325" calcext:value-type="float">
            <text:p>325</text:p>
          </table:table-cell>
          <table:table-cell/>
          <table:table-cell table:style-name="ce3" office:value-type="float" office:value="285" calcext:value-type="float">
            <text:p>285</text:p>
          </table:table-cell>
          <table:table-cell/>
          <table:table-cell table:style-name="ce3" office:value-type="float" office:value="706" calcext:value-type="float">
            <text:p>706</text:p>
          </table:table-cell>
          <table:table-cell/>
          <table:table-cell table:style-name="ce2" office:value-type="float" office:value="885" calcext:value-type="float">
            <text:p>885</text:p>
          </table:table-cell>
          <table:table-cell/>
          <table:table-cell table:style-name="ce3" office:value-type="float" office:value="2201" calcext:value-type="float">
            <text:p>2201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urvival depending on class.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lower the class the less likely survival.</text:p>
          </table:table-cell>
          <table:table-cell table:number-columns-repeated="9"/>
        </table:table-row>
      </table:table>
      <table:table table:name="L4Exam" table:style-name="ta1">
        <table:table-column table:style-name="co1" table:default-cell-style-name="ce2"/>
        <table:table-column table:style-name="co8" table:default-cell-style-name="ce2"/>
        <table:table-column table:style-name="co3" table:default-cell-style-name="ce6"/>
        <table:table-column table:style-name="co9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table:style-name="ce1" office:value-type="string" calcext:value-type="string">
            <text:p>Response Category</text:p>
          </table:table-cell>
          <table:table-cell table:style-name="ce1" office:value-type="string" calcext:value-type="string">
            <text:p>Frequency</text:p>
          </table:table-cell>
          <table:table-cell table:style-name="Default" office:value-type="string" calcext:value-type="string">
            <text:p>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emely Liberal</text:p>
          </table:table-cell>
          <table:table-cell office:value-type="float" office:value="47" calcext:value-type="float">
            <text:p>47</text:p>
          </table:table-cell>
          <table:table-cell table:formula="of:=[.B2]/[.$B$9]" office:value-type="percentage" office:value="0.0353117956423742" calcext:value-type="percentage">
            <text:p>3.5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eral</text:p>
          </table:table-cell>
          <table:table-cell office:value-type="float" office:value="143" calcext:value-type="float">
            <text:p>143</text:p>
          </table:table-cell>
          <table:table-cell table:formula="of:=[.B3]/[.$B$9]" office:value-type="percentage" office:value="0.107438016528926" calcext:value-type="percentage">
            <text:p>10.74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lightly Liberal</text:p>
          </table:table-cell>
          <table:table-cell office:value-type="float" office:value="159" calcext:value-type="float">
            <text:p>159</text:p>
          </table:table-cell>
          <table:table-cell table:formula="of:=[.B4]/[.$B$9]" office:value-type="percentage" office:value="0.119459053343351" calcext:value-type="percentage">
            <text:p>11.9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rate</text:p>
          </table:table-cell>
          <table:table-cell office:value-type="float" office:value="522" calcext:value-type="float">
            <text:p>522</text:p>
          </table:table-cell>
          <table:table-cell table:formula="of:=[.B5]/[.$B$9]" office:value-type="percentage" office:value="0.392186326070624" calcext:value-type="percentage">
            <text:p>39.22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lightly Conservative</text:p>
          </table:table-cell>
          <table:table-cell office:value-type="float" office:value="209" calcext:value-type="float">
            <text:p>209</text:p>
          </table:table-cell>
          <table:table-cell table:formula="of:=[.B6]/[.$B$9]" office:value-type="percentage" office:value="0.15702479338843" calcext:value-type="percentage">
            <text:p>15.7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float" office:value="210" calcext:value-type="float">
            <text:p>210</text:p>
          </table:table-cell>
          <table:table-cell table:formula="of:=[.B7]/[.$B$9]" office:value-type="percentage" office:value="0.157776108189331" calcext:value-type="percentage">
            <text:p>15.78%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xtremely Conservative</text:p>
          </table:table-cell>
          <table:table-cell office:value-type="float" office:value="41" calcext:value-type="float">
            <text:p>41</text:p>
          </table:table-cell>
          <table:table-cell table:formula="of:=[.B8]/[.$B$9]" office:value-type="percentage" office:value="0.0308039068369647" calcext:value-type="percentage">
            <text:p>3.0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3" office:value-type="float" office:value="1331" calcext:value-type="float">
            <text:p>1331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Driver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Origin</text:p>
          </table:table-cell>
          <table:table-cell table:number-columns-repeated="2" table:style-name="ce3" office:value-type="string" calcext:value-type="string">
            <text:p>Student</text:p>
          </table:table-cell>
          <table:table-cell table:style-name="ce3" office:value-type="string" calcext:value-type="string">
            <text:p>Staff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American</text:p>
          </table:table-cell>
          <table:table-cell table:style-name="ce12" office:value-type="float" office:value="108" calcext:value-type="float">
            <text:p>108</text:p>
          </table:table-cell>
          <table:table-cell table:formula="of:=[.B13]/[.B16]" office:value-type="percentage" office:value="0.526829268292683" calcext:value-type="percentage">
            <text:p>52.68%</text:p>
          </table:table-cell>
          <table:table-cell table:style-name="ce12" office:value-type="float" office:value="99" calcext:value-type="float">
            <text:p>99</text:p>
          </table:table-cell>
          <table:table-cell table:formula="of:=[.D13]+[.B13]" office:value-type="float" office:value="207" calcext:value-type="float">
            <text:p>207</text:p>
          </table:table-cell>
          <table:table-cell table:style-name="ce6" table:formula="of:=[.E13]/[.E16]" office:value-type="percentage" office:value="0.497596153846154" calcext:value-type="percentage">
            <text:p>49.76%</text:p>
          </table:table-cell>
        </table:table-row>
        <table:table-row table:style-name="ro1">
          <table:table-cell table:style-name="ce3" office:value-type="string" calcext:value-type="string">
            <text:p>European</text:p>
          </table:table-cell>
          <table:table-cell table:style-name="ce12" office:value-type="float" office:value="32" calcext:value-type="float">
            <text:p>32</text:p>
          </table:table-cell>
          <table:table-cell table:style-name="Default"/>
          <table:table-cell table:style-name="ce12" office:value-type="float" office:value="23" calcext:value-type="float">
            <text:p>23</text:p>
          </table:table-cell>
          <table:table-cell table:formula="of:=[.D14]+[.B14]" office:value-type="float" office:value="55" calcext:value-type="float">
            <text:p>55</text:p>
          </table:table-cell>
          <table:table-cell table:style-name="ce6" table:formula="of:=[.E14]/[.E16]" office:value-type="percentage" office:value="0.132211538461538" calcext:value-type="percentage">
            <text:p>13.22%</text:p>
          </table:table-cell>
        </table:table-row>
        <table:table-row table:style-name="ro1">
          <table:table-cell table:style-name="ce3" office:value-type="string" calcext:value-type="string">
            <text:p>Asian</text:p>
          </table:table-cell>
          <table:table-cell table:style-name="ce12" office:value-type="float" office:value="65" calcext:value-type="float">
            <text:p>65</text:p>
          </table:table-cell>
          <table:table-cell table:style-name="Default"/>
          <table:table-cell table:style-name="ce12" office:value-type="float" office:value="89" calcext:value-type="float">
            <text:p>89</text:p>
          </table:table-cell>
          <table:table-cell table:formula="of:=[.D15]+[.B15]" office:value-type="float" office:value="154" calcext:value-type="float">
            <text:p>154</text:p>
          </table:table-cell>
          <table:table-cell table:style-name="ce13" table:formula="of:=[.E15]/[.E16]" office:value-type="percentage" office:value="0.370192307692308" calcext:value-type="percentage">
            <text:p>37.02%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13:.B15])" office:value-type="float" office:value="205" calcext:value-type="float">
            <text:p>205</text:p>
          </table:table-cell>
          <table:table-cell table:style-name="Default"/>
          <table:table-cell table:formula="of:=SUM([.D13:.D15])" office:value-type="float" office:value="211" calcext:value-type="float">
            <text:p>211</text:p>
          </table:table-cell>
          <table:table-cell table:formula="of:=SUM([.E13:.E15])" office:value-type="float" office:value="416" calcext:value-type="float">
            <text:p>416</text:p>
          </table:table-cell>
          <table:table-cell/>
        </table:table-row>
      </table:table>
      <table:named-expressions/>
      <table:database-ranges>
        <table:database-range table:name="__Anonymous_Sheet_DB__1" table:target-range-address="L4C3.A19:L4C3.B33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L4Ex2.A1:L4Ex2.C14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7:43.190000000</meta:creation-date>
    <meta:generator>LibreOffice/6.0.5.2$Windows_X86_64 LibreOffice_project/54c8cbb85f300ac59db32fe8a675ff7683cd5a16</meta:generator>
    <dc:date>2018-10-28T14:30:14.774000000</dc:date>
    <meta:editing-duration>PT29M56S</meta:editing-duration>
    <meta:editing-cycles>4</meta:editing-cycles>
    <meta:document-statistic meta:table-count="7" meta:cell-count="51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974cm" svg:height="16.948cm" xlink:href=".." xlink:type="simple" chart:class="chart:circle" chart:style-name="ch1">
        <chart:legend chart:legend-position="end" svg:x="21.891cm" svg:y="6.681cm" style:legend-expansion="high" chart:style-name="ch2"/>
        <chart:plot-area chart:style-name="ch3" table:cell-range-address="L4C2.A1:L4C2.A8 L4C2.C1:L4C2.C8" chart:data-source-has-labels="both" svg:x="0.499cm" svg:y="0.338cm" svg:width="20.893cm" svg:height="16.272cm">
          <chartooo:coordinate-region svg:x="2.81cm" svg:y="0.339cm" svg:width="16.271cm" svg:height="16.271cm"/>
          <chart:axis chart:dimension="x" chart:name="primary-x" chart:style-name="ch4" chartooo:axis-type="auto">
            <chartooo:date-scale/>
            <chart:categories table:cell-range-address="L4C2.A2:L4C2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4C2.C2:L4C2.C8" chart:label-cell-address="L4C2.C1:L4C2.C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L4C2.C1:L4C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ry great deal</text:p>
                <draw:g>
                  <svg:desc>L4C2.A2:L4C2.A8</svg:desc>
                </draw:g>
              </table:table-cell>
              <table:table-cell office:value-type="float" office:value="0.301724137931034">
                <text:p>0.301724137931034</text:p>
                <draw:g>
                  <svg:desc>L4C2.C2:L4C2.C8</svg:desc>
                </draw:g>
              </table:table-cell>
            </table:table-row>
            <table:table-row>
              <table:table-cell office:value-type="string">
                <text:p>Great deal</text:p>
              </table:table-cell>
              <table:table-cell office:value-type="float" office:value="0.395018236074271">
                <text:p>0.395018236074271</text:p>
              </table:table-cell>
            </table:table-row>
            <table:table-row>
              <table:table-cell office:value-type="string">
                <text:p>Quite a bit</text:p>
              </table:table-cell>
              <table:table-cell office:value-type="float" office:value="0.151773872679045">
                <text:p>0.151773872679045</text:p>
              </table:table-cell>
            </table:table-row>
            <table:table-row>
              <table:table-cell office:value-type="string">
                <text:p>A fair amount</text:p>
              </table:table-cell>
              <table:table-cell office:value-type="float" office:value="0.0943716843501326">
                <text:p>0.0943716843501326</text:p>
              </table:table-cell>
            </table:table-row>
            <table:table-row>
              <table:table-cell office:value-type="string">
                <text:p>Some</text:p>
              </table:table-cell>
              <table:table-cell office:value-type="float" office:value="0.0302138594164456">
                <text:p>0.0302138594164456</text:p>
              </table:table-cell>
            </table:table-row>
            <table:table-row>
              <table:table-cell office:value-type="string">
                <text:p>A little</text:p>
              </table:table-cell>
              <table:table-cell office:value-type="float" office:value="0.0199767904509284">
                <text:p>0.0199767904509284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0.00692141909814324">
                <text:p>0.00692141909814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968cm" svg:y="4.203cm" style:legend-expansion="high" chart:style-name="ch2"/>
        <chart:plot-area chart:style-name="ch3" table:cell-range-address="L4C3.A19:L4C3.B33" chart:data-source-has-labels="both" svg:x="3.668cm" svg:y="-0.199cm" svg:width="12.328cm" svg:height="8.643cm">
          <chartooo:coordinate-region svg:x="4.475cm" svg:y="0cm" svg:width="11.521cm" svg:height="6.192cm"/>
          <chart:axis chart:dimension="x" chart:name="primary-x" chart:style-name="ch4" chartooo:axis-type="auto">
            <chartooo:date-scale/>
            <chart:categories table:cell-range-address="L4C3.A20:L4C3.A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4C3.B20:L4C3.B33" chart:label-cell-address="L4C3.B19:L4C3.B19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Fatalities</text:p>
                <draw:g>
                  <svg:desc>L4C3.B19:L4C3.B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2</text:p>
                <draw:g>
                  <svg:desc>L4C3.A20:L4C3.A33</svg:desc>
                </draw:g>
              </table:table-cell>
              <table:table-cell office:value-type="float" office:value="66">
                <text:p>66</text:p>
                <draw:g>
                  <svg:desc>L4C3.B20:L4C3.B33</svg:desc>
                </draw:g>
              </table:table-cell>
            </table:table-row>
            <table:table-row>
              <table:table-cell office:value-type="string">
                <text:p>Annapurna I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Makalu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Kangchenjunga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asherbrum I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Nanga Parbat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Everest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Dhaulagiri I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Broad Peak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anaslu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hisha Pangma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hotse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asherbrum II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Cho Oyu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legend chart:legend-position="end" svg:x="13.286cm" svg:y="4.203cm" style:legend-expansion="high" chart:style-name="ch2"/>
        <chart:plot-area chart:style-name="ch3" table:cell-range-address="L4C3.A35:L4C3.A49 L4C3.D35:L4C3.D49" chart:data-source-has-labels="both" svg:x="0.319cm" svg:y="-0.099cm" svg:width="12.646cm" svg:height="8.643cm">
          <chartooo:coordinate-region svg:x="1.734cm" svg:y="0.1cm" svg:width="11.231cm" svg:height="6.192cm"/>
          <chart:axis chart:dimension="x" chart:name="primary-x" chart:style-name="ch4" chartooo:axis-type="auto">
            <chartooo:date-scale/>
            <chart:categories table:cell-range-address="L4C3.A36:L4C3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4C3.D36:L4C3.D49" chart:label-cell-address="L4C3.D35:L4C3.D35" chart:class="chart:bar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ality Rate</text:p>
                <draw:g>
                  <svg:desc>L4C3.D35:L4C3.D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napurna I</text:p>
                <draw:g>
                  <svg:desc>L4C3.A36:L4C3.A49</svg:desc>
                </draw:g>
              </table:table-cell>
              <table:table-cell office:value-type="float" office:value="0.379084967320261">
                <text:p>0.379084967320261</text:p>
                <draw:g>
                  <svg:desc>L4C3.D36:L4C3.D49</svg:desc>
                </draw:g>
              </table:table-cell>
            </table:table-row>
            <table:table-row>
              <table:table-cell office:value-type="string">
                <text:p>K2</text:p>
              </table:table-cell>
              <table:table-cell office:value-type="float" office:value="0.232394366197183">
                <text:p>0.232394366197183</text:p>
              </table:table-cell>
            </table:table-row>
            <table:table-row>
              <table:table-cell office:value-type="string">
                <text:p>Nanga Parbat</text:p>
              </table:table-cell>
              <table:table-cell office:value-type="float" office:value="0.222996515679442">
                <text:p>0.222996515679442</text:p>
              </table:table-cell>
            </table:table-row>
            <table:table-row>
              <table:table-cell office:value-type="string">
                <text:p>Kangchenjunga</text:p>
              </table:table-cell>
              <table:table-cell office:value-type="float" office:value="0.191387559808612">
                <text:p>0.191387559808612</text:p>
              </table:table-cell>
            </table:table-row>
            <table:table-row>
              <table:table-cell office:value-type="string">
                <text:p>Manaslu</text:p>
              </table:table-cell>
              <table:table-cell office:value-type="float" office:value="0.178451178451178">
                <text:p>0.178451178451178</text:p>
              </table:table-cell>
            </table:table-row>
            <table:table-row>
              <table:table-cell office:value-type="string">
                <text:p>Dhaulagiri I</text:p>
              </table:table-cell>
              <table:table-cell office:value-type="float" office:value="0.162011173184358">
                <text:p>0.162011173184358</text:p>
              </table:table-cell>
            </table:table-row>
            <table:table-row>
              <table:table-cell office:value-type="string">
                <text:p>Makalu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Gasherbrum I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Shisha Pangma</text:p>
              </table:table-cell>
              <table:table-cell office:value-type="float" office:value="0.0839416058394161">
                <text:p>0.0839416058394161</text:p>
              </table:table-cell>
            </table:table-row>
            <table:table-row>
              <table:table-cell office:value-type="string">
                <text:p>Everest</text:p>
              </table:table-cell>
              <table:table-cell office:value-type="float" office:value="0.0570032573289902">
                <text:p>0.0570032573289902</text:p>
              </table:table-cell>
            </table:table-row>
            <table:table-row>
              <table:table-cell office:value-type="string">
                <text:p>Broad Peak</text:p>
              </table:table-cell>
              <table:table-cell office:value-type="float" office:value="0.052924791086351">
                <text:p>0.052924791086351</text:p>
              </table:table-cell>
            </table:table-row>
            <table:table-row>
              <table:table-cell office:value-type="string">
                <text:p>Lhotse</text:p>
              </table:table-cell>
              <table:table-cell office:value-type="float" office:value="0.0342679127725857">
                <text:p>0.0342679127725857</text:p>
              </table:table-cell>
            </table:table-row>
            <table:table-row>
              <table:table-cell office:value-type="string">
                <text:p>Gasherbrum II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string">
                <text:p>Cho Oyu</text:p>
              </table:table-cell>
              <table:table-cell office:value-type="float" office:value="0.0146176911544228">
                <text:p>0.01461769115442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44cm" svg:y="3.952cm" style:legend-expansion="high" chart:style-name="ch2"/>
        <chart:plot-area chart:style-name="ch3" table:cell-range-address="L4C4.A1:L4C4.A3 L4C4.C1:L4C4.C3 L4C4.E1:L4C4.E3" chart:data-source-has-labels="both" svg:x="0.32cm" svg:y="0.18cm" svg:width="11.404cm" svg:height="8.64cm">
          <chartooo:coordinate-region svg:x="1.92cm" svg:y="0.379cm" svg:width="9.804cm" svg:height="7.794cm"/>
          <chart:axis chart:dimension="x" chart:name="primary-x" chart:style-name="ch4" chartooo:axis-type="auto">
            <chartooo:date-scale/>
            <chart:categories table:cell-range-address="L4C4.A2:L4C4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4C4.C2:L4C4.C3" chart:label-cell-address="L4C4.C1:L4C4.C1" chart:class="chart:bar">
            <chart:data-point chart:repeated="2"/>
          </chart:series>
          <chart:series chart:style-name="ch8" chart:values-cell-range-address="L4C4.E2:L4C4.E3" chart:label-cell-address="L4C4.E1:L4C4.E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ocardial Infarction</text:p>
                <draw:g>
                  <svg:desc>L4C4.C1:L4C4.C1</svg:desc>
                </draw:g>
              </table:table-cell>
              <table:table-cell office:value-type="string">
                <text:p>No MI</text:p>
                <draw:g>
                  <svg:desc>L4C4.E1:L4C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pirin</text:p>
                <draw:g>
                  <svg:desc>L4C4.A2:L4C4.A3</svg:desc>
                </draw:g>
              </table:table-cell>
              <table:table-cell office:value-type="float" office:value="0.354948805460751">
                <text:p>0.354948805460751</text:p>
                <draw:g>
                  <svg:desc>L4C4.C2:L4C4.C3</svg:desc>
                </draw:g>
              </table:table-cell>
              <table:table-cell office:value-type="float" office:value="0.502020387547066">
                <text:p>0.502020387547066</text:p>
                <draw:g>
                  <svg:desc>L4C4.E2:L4C4.E3</svg:desc>
                </draw:g>
              </table:table-cell>
            </table:table-row>
            <table:table-row>
              <table:table-cell office:value-type="string">
                <text:p>Placebo</text:p>
              </table:table-cell>
              <table:table-cell office:value-type="float" office:value="0.645051194539249">
                <text:p>0.645051194539249</text:p>
              </table:table-cell>
              <table:table-cell office:value-type="float" office:value="0.497979612452934">
                <text:p>0.497979612452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78cm" svg:height="12.326cm" xlink:href=".." xlink:type="simple" chart:class="chart:bar" chart:style-name="ch1">
        <chart:legend chart:legend-position="end" svg:x="17.341cm" svg:y="5.864cm" style:legend-expansion="high" chart:style-name="ch2"/>
        <chart:plot-area chart:style-name="ch3" table:cell-range-address="L4Ex2.A1:L4Ex2.A14 L4Ex2.C1:L4Ex2.C14" chart:data-source-has-labels="both" svg:x="0.391cm" svg:y="0.246cm" svg:width="16.559cm" svg:height="11.834cm">
          <chartooo:coordinate-region svg:x="1.806cm" svg:y="0.246cm" svg:width="15.144cm" svg:height="8.317cm"/>
          <chart:axis chart:dimension="x" chart:name="primary-x" chart:style-name="ch4" chartooo:axis-type="auto">
            <chartooo:date-scale/>
            <chart:categories table:cell-range-address="L4Ex2.A2:L4Ex2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4Ex2.C2:L4Ex2.C14" chart:label-cell-address="L4Ex2.C1:L4Ex2.C1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of total</text:p>
                <draw:g>
                  <svg:desc>L4Ex2.C1:L4Ex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alanche</text:p>
                <draw:g>
                  <svg:desc>L4Ex2.A2:L4Ex2.A14</svg:desc>
                </draw:g>
              </table:table-cell>
              <table:table-cell office:value-type="float" office:value="0.311224489795918">
                <text:p>0.311224489795918</text:p>
                <draw:g>
                  <svg:desc>L4Ex2.C2:L4Ex2.C14</svg:desc>
                </draw:g>
              </table:table-cell>
            </table:table-row>
            <table:table-row>
              <table:table-cell office:value-type="string">
                <text:p>Fall</text:p>
              </table:table-cell>
              <table:table-cell office:value-type="float" office:value="0.299744897959184">
                <text:p>0.299744897959184</text:p>
              </table:table-cell>
            </table:table-row>
            <table:table-row>
              <table:table-cell office:value-type="string">
                <text:p>Disappearance</text:p>
              </table:table-cell>
              <table:table-cell office:value-type="float" office:value="0.11734693877551">
                <text:p>0.11734693877551</text:p>
              </table:table-cell>
            </table:table-row>
            <table:table-row>
              <table:table-cell office:value-type="string">
                <text:p>Cold and exhaustion</text:p>
              </table:table-cell>
              <table:table-cell office:value-type="float" office:value="0.0599489795918367">
                <text:p>0.0599489795918367</text:p>
              </table:table-cell>
            </table:table-row>
            <table:table-row>
              <table:table-cell office:value-type="string">
                <text:p>Exposure</text:p>
              </table:table-cell>
              <table:table-cell office:value-type="float" office:value="0.0548469387755102">
                <text:p>0.054846938775510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459183673469388">
                <text:p>0.0459183673469388</text:p>
              </table:table-cell>
            </table:table-row>
            <table:table-row>
              <table:table-cell office:value-type="string">
                <text:p>Altitude sickness</text:p>
              </table:table-cell>
              <table:table-cell office:value-type="float" office:value="0.0369897959183673">
                <text:p>0.0369897959183673</text:p>
              </table:table-cell>
            </table:table-row>
            <table:table-row>
              <table:table-cell office:value-type="string">
                <text:p>Illness</text:p>
              </table:table-cell>
              <table:table-cell office:value-type="float" office:value="0.0306122448979592">
                <text:p>0.0306122448979592</text:p>
              </table:table-cell>
            </table:table-row>
            <table:table-row>
              <table:table-cell office:value-type="string">
                <text:p>Pulmonary edema</text:p>
              </table:table-cell>
              <table:table-cell office:value-type="float" office:value="0.0127551020408163">
                <text:p>0.0127551020408163</text:p>
              </table:table-cell>
            </table:table-row>
            <table:table-row>
              <table:table-cell office:value-type="string">
                <text:p>Cardiac arrest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string">
                <text:p>Falling rock</text:p>
              </table:table-cell>
              <table:table-cell office:value-type="float" office:value="0.0076530612244898">
                <text:p>0.0076530612244898</text:p>
              </table:table-cell>
            </table:table-row>
            <table:table-row>
              <table:table-cell office:value-type="string">
                <text:p>Falling serac (ice column)</text:p>
              </table:table-cell>
              <table:table-cell office:value-type="float" office:value="0.00637755102040816">
                <text:p>0.00637755102040816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0.00637755102040816">
                <text:p>0.0063775510204081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636cm" svg:y="3.952cm" style:legend-expansion="high" chart:style-name="ch2"/>
        <chart:plot-area chart:style-name="ch3" table:cell-range-address="L4Ex2B.A12:L4Ex2B.A14 L4Ex2B.C12:L4Ex2B.C14 L4Ex2B.E12:L4Ex2B.E14" chart:data-source-has-labels="both" svg:x="0.32cm" svg:y="0.18cm" svg:width="13.996cm" svg:height="8.64cm">
          <chartooo:coordinate-region svg:x="1.92cm" svg:y="0.379cm" svg:width="12.396cm" svg:height="7.794cm"/>
          <chart:axis chart:dimension="x" chart:name="primary-x" chart:style-name="ch4" chartooo:axis-type="auto">
            <chartooo:date-scale/>
            <chart:categories table:cell-range-address="L4Ex2B.A13:L4Ex2B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4Ex2B.C13:L4Ex2B.C14" chart:label-cell-address="L4Ex2B.C12:L4Ex2B.C12" chart:class="chart:bar">
            <chart:data-point chart:repeated="2"/>
          </chart:series>
          <chart:series chart:style-name="ch8" chart:values-cell-range-address="L4Ex2B.E13:L4Ex2B.E14" chart:label-cell-address="L4Ex2B.E12:L4Ex2B.E1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es</text:p>
                <draw:g>
                  <svg:desc>L4Ex2B.C12:L4Ex2B.C12</svg:desc>
                </draw:g>
              </table:table-cell>
              <table:table-cell office:value-type="string">
                <text:p>No</text:p>
                <draw:g>
                  <svg:desc>L4Ex2B.E12:L4Ex2B.E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L4Ex2B.A13:L4Ex2B.A14</svg:desc>
                </draw:g>
              </table:table-cell>
              <table:table-cell office:value-type="float" office:value="0.73753280839895">
                <text:p>0.73753280839895</text:p>
                <draw:g>
                  <svg:desc>L4Ex2B.C13:L4Ex2B.C14</svg:desc>
                </draw:g>
              </table:table-cell>
              <table:table-cell office:value-type="float" office:value="0.26246719160105">
                <text:p>0.26246719160105</text:p>
                <draw:g>
                  <svg:desc>L4Ex2B.E13:L4Ex2B.E14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0.743190661478599">
                <text:p>0.743190661478599</text:p>
              </table:table-cell>
              <table:table-cell office:value-type="float" office:value="0.256809338521401">
                <text:p>0.2568093385214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81cm" svg:y="3.454cm" style:legend-expansion="high" chart:style-name="ch2"/>
        <chart:plot-area chart:style-name="ch3" table:cell-range-address="L4ExC.A8:L4ExC.A10 L4ExC.C8:L4ExC.C10 L4ExC.E8:L4ExC.E10 L4ExC.G8:L4ExC.G10 L4ExC.I8:L4ExC.I10" chart:data-source-has-labels="both" svg:x="0.32cm" svg:y="0.18cm" svg:width="13.441cm" svg:height="8.64cm">
          <chartooo:coordinate-region svg:x="1.735cm" svg:y="0.379cm" svg:width="12.026cm" svg:height="7.794cm"/>
          <chart:axis chart:dimension="x" chart:name="primary-x" chart:style-name="ch4" chartooo:axis-type="auto">
            <chartooo:date-scale/>
            <chart:categories table:cell-range-address="L4ExC.A9:L4ExC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4ExC.C9:L4ExC.C10" chart:label-cell-address="L4ExC.C8:L4ExC.C8" chart:class="chart:bar">
            <chart:data-point chart:repeated="2"/>
          </chart:series>
          <chart:series chart:style-name="ch8" chart:values-cell-range-address="L4ExC.E9:L4ExC.E10" chart:label-cell-address="L4ExC.E8:L4ExC.E8" chart:class="chart:bar">
            <chart:data-point chart:repeated="2"/>
          </chart:series>
          <chart:series chart:style-name="ch9" chart:values-cell-range-address="L4ExC.G9:L4ExC.G10" chart:label-cell-address="L4ExC.G8:L4ExC.G8" chart:class="chart:bar">
            <chart:data-point chart:repeated="2"/>
          </chart:series>
          <chart:series chart:style-name="ch10" chart:values-cell-range-address="L4ExC.I9:L4ExC.I10" chart:label-cell-address="L4ExC.I8:L4ExC.I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  <draw:g>
                  <svg:desc>L4ExC.C8:L4ExC.C8</svg:desc>
                </draw:g>
              </table:table-cell>
              <table:table-cell office:value-type="string">
                <text:p>Second</text:p>
                <draw:g>
                  <svg:desc>L4ExC.E8:L4ExC.E8</svg:desc>
                </draw:g>
              </table:table-cell>
              <table:table-cell office:value-type="string">
                <text:p>Third</text:p>
                <draw:g>
                  <svg:desc>L4ExC.G8:L4ExC.G8</svg:desc>
                </draw:g>
              </table:table-cell>
              <table:table-cell office:value-type="string">
                <text:p>Crew</text:p>
                <draw:g>
                  <svg:desc>L4ExC.I8:L4ExC.I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L4ExC.A9:L4ExC.A10</svg:desc>
                </draw:g>
              </table:table-cell>
              <table:table-cell office:value-type="float" office:value="0.285513361462729">
                <text:p>0.285513361462729</text:p>
                <draw:g>
                  <svg:desc>L4ExC.C9:L4ExC.C10</svg:desc>
                </draw:g>
              </table:table-cell>
              <table:table-cell office:value-type="float" office:value="0.165963431786217">
                <text:p>0.165963431786217</text:p>
                <draw:g>
                  <svg:desc>L4ExC.E9:L4ExC.E10</svg:desc>
                </draw:g>
              </table:table-cell>
              <table:table-cell office:value-type="float" office:value="0.250351617440225">
                <text:p>0.250351617440225</text:p>
                <draw:g>
                  <svg:desc>L4ExC.G9:L4ExC.G10</svg:desc>
                </draw:g>
              </table:table-cell>
              <table:table-cell office:value-type="float" office:value="0.29817158931083">
                <text:p>0.29817158931083</text:p>
                <draw:g>
                  <svg:desc>L4ExC.I9:L4ExC.I10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0818791946308725">
                <text:p>0.0818791946308725</text:p>
              </table:table-cell>
              <table:table-cell office:value-type="float" office:value="0.112080536912752">
                <text:p>0.112080536912752</text:p>
              </table:table-cell>
              <table:table-cell office:value-type="float" office:value="0.354362416107383">
                <text:p>0.354362416107383</text:p>
              </table:table-cell>
              <table:table-cell office:value-type="float" office:value="0.451677852348993">
                <text:p>0.4516778523489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bar" chart:style-name="ch1">
        <chart:legend chart:legend-position="end" svg:x="14.059cm" svg:y="3.457cm" style:legend-expansion="high" chart:style-name="ch2"/>
        <chart:plot-area chart:style-name="ch3" table:cell-range-address="L4ExC.A30:L4ExC.A32 L4ExC.C30:L4ExC.C32 L4ExC.E30:L4ExC.E32 L4ExC.G30:L4ExC.G32 L4ExC.I30:L4ExC.I32" chart:data-source-has-labels="both" svg:x="0.319cm" svg:y="0.18cm" svg:width="13.421cm" svg:height="8.646cm">
          <chartooo:coordinate-region svg:x="1.734cm" svg:y="0.379cm" svg:width="12.006cm" svg:height="7.8cm"/>
          <chart:axis chart:dimension="x" chart:name="primary-x" chart:style-name="ch4" chartooo:axis-type="auto">
            <chartooo:date-scale/>
            <chart:categories table:cell-range-address="L4ExC.A31:L4ExC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4ExC.C31:L4ExC.C32" chart:label-cell-address="L4ExC.C30:L4ExC.C30" chart:class="chart:bar">
            <chart:data-point chart:repeated="2"/>
          </chart:series>
          <chart:series chart:style-name="ch8" chart:values-cell-range-address="L4ExC.E31:L4ExC.E32" chart:label-cell-address="L4ExC.E30:L4ExC.E30" chart:class="chart:bar">
            <chart:data-point chart:repeated="2"/>
          </chart:series>
          <chart:series chart:style-name="ch9" chart:values-cell-range-address="L4ExC.G31:L4ExC.G32" chart:label-cell-address="L4ExC.G30:L4ExC.G30" chart:class="chart:bar">
            <chart:data-point chart:repeated="2"/>
          </chart:series>
          <chart:series chart:style-name="ch10" chart:values-cell-range-address="L4ExC.I31:L4ExC.I32" chart:label-cell-address="L4ExC.I30:L4ExC.I30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</text:p>
                <draw:g>
                  <svg:desc>L4ExC.C30:L4ExC.C30</svg:desc>
                </draw:g>
              </table:table-cell>
              <table:table-cell office:value-type="string">
                <text:p>Second</text:p>
                <draw:g>
                  <svg:desc>L4ExC.E30:L4ExC.E30</svg:desc>
                </draw:g>
              </table:table-cell>
              <table:table-cell office:value-type="string">
                <text:p>Third</text:p>
                <draw:g>
                  <svg:desc>L4ExC.G30:L4ExC.G30</svg:desc>
                </draw:g>
              </table:table-cell>
              <table:table-cell office:value-type="string">
                <text:p>Crew</text:p>
                <draw:g>
                  <svg:desc>L4ExC.I30:L4ExC.I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L4ExC.A31:L4ExC.A32</svg:desc>
                </draw:g>
              </table:table-cell>
              <table:table-cell office:value-type="float" office:value="0.624615384615385">
                <text:p>0.624615384615385</text:p>
                <draw:g>
                  <svg:desc>L4ExC.C31:L4ExC.C32</svg:desc>
                </draw:g>
              </table:table-cell>
              <table:table-cell office:value-type="float" office:value="0.414035087719298">
                <text:p>0.414035087719298</text:p>
                <draw:g>
                  <svg:desc>L4ExC.E31:L4ExC.E32</svg:desc>
                </draw:g>
              </table:table-cell>
              <table:table-cell office:value-type="float" office:value="0.252124645892351">
                <text:p>0.252124645892351</text:p>
                <draw:g>
                  <svg:desc>L4ExC.G31:L4ExC.G32</svg:desc>
                </draw:g>
              </table:table-cell>
              <table:table-cell office:value-type="float" office:value="0.23954802259887">
                <text:p>0.23954802259887</text:p>
                <draw:g>
                  <svg:desc>L4ExC.I31:L4ExC.I32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375384615384615">
                <text:p>0.375384615384615</text:p>
              </table:table-cell>
              <table:table-cell office:value-type="float" office:value="0.585964912280702">
                <text:p>0.585964912280702</text:p>
              </table:table-cell>
              <table:table-cell office:value-type="float" office:value="0.747875354107649">
                <text:p>0.747875354107649</text:p>
              </table:table-cell>
              <table:table-cell office:value-type="float" office:value="0.76045197740113">
                <text:p>0.7604519774011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